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FreeSans" fo:font-size="10.5pt" officeooo:rsid="000d3b10" officeooo:paragraph-rsid="000d3b10" style:font-size-asian="10.5pt" style:font-size-complex="10.5pt"/>
    </style:style>
    <style:style style:name="P2" style:family="paragraph" style:parent-style-name="Text_20_body">
      <style:text-properties officeooo:paragraph-rsid="0013287e"/>
    </style:style>
    <style:style style:name="P3" style:family="paragraph" style:parent-style-name="Text_20_body">
      <style:text-properties officeooo:rsid="0013287e" officeooo:paragraph-rsid="0013287e"/>
    </style:style>
    <style:style style:name="P4" style:family="paragraph" style:parent-style-name="Text_20_body">
      <style:text-properties fo:font-weight="normal" officeooo:rsid="0013287e" officeooo:paragraph-rsid="0013287e" style:font-weight-asian="normal" style:font-weight-complex="normal"/>
    </style:style>
    <style:style style:name="P5" style:family="paragraph" style:parent-style-name="Text_20_body">
      <style:text-properties style:font-name="FreeSans" officeooo:rsid="000d3b10" officeooo:paragraph-rsid="000d3b10"/>
    </style:style>
    <style:style style:name="P6" style:family="paragraph" style:parent-style-name="Text_20_body">
      <style:text-properties style:font-name="FreeSans" fo:font-weight="bold" officeooo:rsid="000d3b10" officeooo:paragraph-rsid="000d3b10" style:font-weight-asian="bold" style:font-weight-complex="bold"/>
    </style:style>
    <style:style style:name="P7" style:family="paragraph" style:parent-style-name="Text_20_body">
      <style:text-properties style:font-name="FreeSans" officeooo:rsid="0013287e" officeooo:paragraph-rsid="0013287e"/>
    </style:style>
    <style:style style:name="P8" style:family="paragraph" style:parent-style-name="Text_20_body">
      <style:text-properties style:font-name="FreeSans" officeooo:rsid="0011d20b" officeooo:paragraph-rsid="0011d20b"/>
    </style:style>
    <style:style style:name="P9" style:family="paragraph" style:parent-style-name="Heading_20_1">
      <style:text-properties style:font-name="FreeSans" officeooo:rsid="000d3b10" officeooo:paragraph-rsid="000d3b10"/>
    </style:style>
    <style:style style:name="P10" style:family="paragraph" style:parent-style-name="Heading_20_2">
      <style:text-properties style:font-name="FreeSans" officeooo:rsid="000d3b10" officeooo:paragraph-rsid="000d3b10"/>
    </style:style>
    <style:style style:name="P11" style:family="paragraph" style:parent-style-name="Heading_20_2">
      <style:text-properties officeooo:rsid="001587dd" officeooo:paragraph-rsid="0013287e"/>
    </style:style>
    <style:style style:name="P12" style:family="paragraph" style:parent-style-name="Heading_20_2">
      <style:paragraph-properties fo:break-before="page"/>
      <style:text-properties style:font-name="FreeSans" officeooo:rsid="0011d20b" officeooo:paragraph-rsid="0011d20b"/>
    </style:style>
    <style:style style:name="P13" style:family="paragraph" style:parent-style-name="Text_20_body" style:list-style-name="L1">
      <style:text-properties officeooo:rsid="000d3b10" officeooo:paragraph-rsid="000d3b10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0d3b10" officeooo:paragraph-rsid="000d3b10"/>
    </style:style>
    <style:style style:name="P15" style:family="paragraph" style:parent-style-name="Text_20_body" style:list-style-name="L1">
      <style:text-properties officeooo:rsid="001020d1" officeooo:paragraph-rsid="001020d1"/>
    </style:style>
    <style:style style:name="P16" style:family="paragraph" style:parent-style-name="Text_20_body" style:list-style-name="L1">
      <style:text-properties fo:font-style="normal" officeooo:rsid="001020d1" officeooo:paragraph-rsid="001020d1" style:font-style-asian="normal" style:font-style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587dd" officeooo:paragraph-rsid="001587d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FreeSans"/>
    </style:style>
    <style:style style:name="T3" style:family="text">
      <style:text-properties style:font-name="FreeSans" fo:font-weight="bold" style:font-weight-asian="bold" style:font-weight-complex="bold"/>
    </style:style>
    <style:style style:name="T4" style:family="text">
      <style:text-properties style:font-name="FreeSans" fo:font-weight="bold" officeooo:rsid="001020d1" style:font-weight-asian="bold" style:font-weight-complex="bold"/>
    </style:style>
    <style:style style:name="T5" style:family="text">
      <style:text-properties style:font-name="FreeSans" fo:font-weight="bold" officeooo:rsid="001587dd" style:font-weight-asian="bold" style:font-weight-complex="bold"/>
    </style:style>
    <style:style style:name="T6" style:family="text">
      <style:text-properties style:font-name="FreeSans" fo:font-style="italic" style:font-style-asian="italic" style:font-style-complex="italic"/>
    </style:style>
    <style:style style:name="T7" style:family="text">
      <style:text-properties style:font-name="FreeSans" fo:font-style="italic" officeooo:rsid="001020d1" style:font-style-asian="italic" style:font-style-complex="italic"/>
    </style:style>
    <style:style style:name="T8" style:family="text">
      <style:text-properties style:font-name="FreeSans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FreeSans" officeooo:rsid="001020d1"/>
    </style:style>
    <style:style style:name="T10" style:family="text">
      <style:text-properties style:font-name="FreeSans" fo:font-style="normal" style:text-underline-style="none" style:font-style-asian="normal" style:font-style-complex="normal"/>
    </style:style>
    <style:style style:name="T11" style:family="text">
      <style:text-properties style:font-name="FreeSans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font-name="FreeSans" fo:font-style="normal" style:font-style-asian="normal" style:font-style-complex="normal"/>
    </style:style>
    <style:style style:name="T13" style:family="text">
      <style:text-properties style:font-name="FreeSans" fo:font-style="normal" officeooo:rsid="001587dd" style:font-style-asian="normal" style:font-style-complex="normal"/>
    </style:style>
    <style:style style:name="T14" style:family="text"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FreeSans" fo:font-style="normal" fo:font-weight="bold" officeooo:rsid="001587dd" style:font-style-asian="normal" style:font-weight-asian="bold" style:font-style-complex="normal" style:font-weight-complex="bold"/>
    </style:style>
    <style:style style:name="T16" style:family="text">
      <style:text-properties style:font-name="FreeSans" style:text-underline-style="solid" style:text-underline-width="auto" style:text-underline-color="font-color"/>
    </style:style>
    <style:style style:name="T17" style:family="text">
      <style:text-properties style:font-name="FreeSans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font-name="FreeSans" style:text-underline-style="solid" style:text-underline-width="auto" style:text-underline-color="font-color" fo:font-weight="normal" officeooo:rsid="0013287e" style:font-weight-asian="normal" style:font-weight-complex="normal"/>
    </style:style>
    <style:style style:name="T19" style:family="text">
      <style:text-properties style:font-name="FreeSans" style:text-underline-style="solid" style:text-underline-width="auto" style:text-underline-color="font-color" fo:font-weight="normal" officeooo:rsid="0015601e" style:font-weight-asian="normal" style:font-weight-complex="normal"/>
    </style:style>
    <style:style style:name="T20" style:family="text">
      <style:text-properties style:font-name="FreeSans" fo:font-weight="normal" style:font-weight-asian="normal" style:font-weight-complex="normal"/>
    </style:style>
    <style:style style:name="T21" style:family="text">
      <style:text-properties style:font-name="FreeSans" fo:font-weight="normal" officeooo:rsid="0013287e" style:font-weight-asian="normal" style:font-weight-complex="normal"/>
    </style:style>
    <style:style style:name="T22" style:family="text">
      <style:text-properties style:font-name="FreeSans" fo:font-weight="normal" officeooo:rsid="0015601e" style:font-weight-asian="normal" style:font-weight-complex="normal"/>
    </style:style>
    <style:style style:name="T23" style:family="text">
      <style:text-properties style:font-name="FreeSans" fo:font-weight="normal" officeooo:rsid="001587dd" style:font-weight-asian="normal" style:font-weight-complex="normal"/>
    </style:style>
    <style:style style:name="T24" style:family="text">
      <style:text-properties style:font-name="FreeSans" officeooo:rsid="0013287e"/>
    </style:style>
    <style:style style:name="T25" style:family="text">
      <style:text-properties style:font-name="FreeSans" officeooo:rsid="001587dd"/>
    </style:style>
    <style:style style:name="T26" style:family="text">
      <style:text-properties officeooo:rsid="001360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EDV-Anlage</text:h>
      <text:h text:style-name="P10" text:outline-level="2">Fakten- und Aussagesammlung</text:h>
      <text:p text:style-name="P5"/>
      <text:list xml:id="list2146552203" text:style-name="L1">
        <text:list-item>
          <text:p text:style-name="P13"><text:span text:style-name="T2">Genau ein </text:span><text:span text:style-name="T3">PC</text:span><text:span text:style-name="T2"> wird von mehreren </text:span><text:span text:style-name="T3">Systembetreuern</text:span><text:span text:style-name="T2"> betreut </text:span><text:span text:style-name="T25">und mehrere </text:span><text:span text:style-name="T5">Systembetreuer </text:span><text:span text:style-name="T25">betreuen einen </text:span><text:span text:style-name="T5">PC</text:span><text:span text:style-name="T25">.</text:span></text:p>
          <text:list>
            <text:list-item>
              <text:p text:style-name="P15"><text:span text:style-name="T3">PCs</text:span><text:span text:style-name="T2"> haben eine </text:span><text:span text:style-name="T8">PC_ID</text:span></text:p>
            </text:list-item>
            <text:list-item>
              <text:p text:style-name="P15"><text:span text:style-name="T11">Systembetreuer</text:span><text:span text:style-name="T10"> haben eine </text:span><text:span text:style-name="T8">SYB_ID</text:span></text:p>
            </text:list-item>
            <text:list-item>
              <text:p text:style-name="P13"><text:span text:style-name="T2">Jeder </text:span><text:span text:style-name="T3">PC</text:span><text:span text:style-name="T2"> hat eine </text:span><text:span text:style-name="T7">Büronummer</text:span><text:span text:style-name="T9"> und eine</text:span><text:span text:style-name="T2"> </text:span><text:span text:style-name="T4">Konfiguration</text:span><text:span text:style-name="T9">, bestehend aus</text:span><text:span text:style-name="T6"> Betriebssystem, <text:s/>Netzwerkkarte und Festplattenkapazität </text:span><text:span text:style-name="T13">und jede </text:span><text:span text:style-name="T15">Konfiguration</text:span><text:span text:style-name="T13"> konfiguriert keinen, einen oder mehrere PCs. </text:span></text:p>
              <text:list>
                <text:list-item>
                  <text:p text:style-name="P16"><text:span text:style-name="T2">Konfigurationen haben eine </text:span><text:span text:style-name="T8">KONFIG_ID</text:span></text:p>
                </text:list-item>
              </text:list>
            </text:list-item>
          </text:list>
        </text:list-item>
        <text:list-item>
          <text:p text:style-name="P14"><text:span text:style-name="T2">Ein </text:span><text:span text:style-name="T3">Systembetreuer</text:span><text:span text:style-name="T2"> hat eine </text:span><text:span text:style-name="T6">Telefonnummer</text:span><text:span text:style-name="T2"> und eine </text:span><text:span text:style-name="T6">Büronummer </text:span><text:span text:style-name="T13">und jede Telefonnummer ist einem, keinem oder mehreren Systembetreuer zugeordnet.</text:span></text:p>
        </text:list-item>
        <text:list-item>
          <text:p text:style-name="P17"><text:span text:style-name="T14">Systembetreuer</text:span><text:span text:style-name="T12"> üben keine, eine oder mehrere </text:span><text:span text:style-name="T14">Tätigkeiten</text:span><text:span text:style-name="T12"> an ein keinem, einem oder mehreren </text:span><text:span text:style-name="T14">PCs</text:span><text:span text:style-name="T12"> aus und eine Tätigkeit besteht aus der </text:span><text:span text:style-name="T6">Arbeitszeit</text:span><text:span text:style-name="T12"> an keinem, einem oder mehreren </text:span><text:span text:style-name="T14">PCs</text:span><text:span text:style-name="T12"> von einem </text:span><text:span text:style-name="T14">Systembetreuer</text:span><text:span text:style-name="T12">.</text:span></text:p>
          <text:p text:style-name="P13"><text:span text:style-name="T3"/></text:p>
        </text:list-item>
      </text:list>
      <text:p text:style-name="P6"/>
      <text:p text:style-name="P6"/>
      <text:h text:style-name="P11" text:outline-level="2"><text:span text:style-name="T17"/></text:h>
      <text:h text:style-name="P12" text:outline-level="2">ER-<text:span text:style-name="T26">D</text:span>iagramm</text:h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" fo:font-size="10.5pt" officeooo:rsid="000d3b10" officeooo:paragraph-rsid="000d3b10" style:font-size-asian="10.5pt" style:font-size-complex="10.5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mon Löschke 2ABIT WS2021/22<text:tab/><text:tab/>DBBI</text:p>
      </style:header>
      <style:footer>
        <text:p text:style-name="Footer"><text:tab/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4:04:43.286022048</meta:creation-date>
    <dc:date>2022-01-31T20:39:28.782032556</dc:date>
    <meta:editing-duration>PT14M1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13" meta:word-count="117" meta:character-count="823" meta:non-whitespace-character-count="721"/>
  </office:meta>
</office:document-meta>
</file>